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.1665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style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pt" fo:font-weight="bold" fo:background-color="transparent" style:font-name-asian="Liberation Sans" style:font-name-complex="Liberation Sans"/>
    </style:style>
    <style:style style:name="P8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.1000003814697pt" fo:font-weight="bold" officeooo:paragraph-rsid="000f9342" fo:background-color="transparent" style:font-name-asian="Liberation Sans" style:font-name-complex="Liberation Sans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fo:background-color="transparent" style:font-name-asian="Verdana" style:font-name-complex="Verdana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0f9342" officeooo:paragraph-rsid="000f9342" fo:background-color="transparent" style:font-name-asian="Verdana" style:font-name-complex="Verdana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fo:background-color="transparent" style:font-name-asian="Calibri" style:font-name-complex="Calibri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paragraph-rsid="00137d2a" fo:background-color="transparent" style:font-name-asian="Calibri" style:font-name-complex="Calibri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rsid="00137d2a" officeooo:paragraph-rsid="00137d2a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Verdana" fo:font-size="14pt" fo:font-weight="bold" fo:background-color="transparent" loext:char-shading-value="0" style:font-name-asian="Verdana" style:font-name-complex="Verdana"/>
    </style:style>
    <style:style style:name="T3" style:family="text">
      <style:text-properties style:use-window-font-color="true" loext:opacity="0%" style:font-name="Verdana" fo:font-size="14pt" fo:font-weight="bold" officeooo:rsid="00137d2a" fo:background-color="transparent" loext:char-shading-value="0" style:font-name-asian="Verdana" style:font-name-complex="Verdana"/>
    </style:style>
    <style:style style:name="T4" style:family="text">
      <style:text-properties style:use-window-font-color="true" loext:opacity="0%" style:font-name="Verdana" fo:font-size="18.2000007629395pt" fo:font-weight="bold" fo:background-color="transparent" loext:char-shading-value="0" style:font-name-asian="Verdana" style:font-name-complex="Verdana"/>
    </style:style>
    <style:style style:name="T5" style:family="text">
      <style:text-properties style:use-window-font-color="true" loext:opacity="0%" style:font-name="Verdana" fo:font-size="13pt" fo:font-weight="bold" fo:background-color="transparent" loext:char-shading-value="0" style:font-name-asian="Verdana" style:font-name-complex="Verdana"/>
    </style:style>
    <style:style style:name="T6" style:family="text">
      <style:text-properties style:use-window-font-color="true" loext:opacity="0%" style:font-name="Verdana" fo:font-size="12pt" fo:font-weight="normal" fo:background-color="transparent" loext:char-shading-value="0" style:font-name-asian="Verdana" style:font-name-complex="Verdana"/>
    </style:style>
    <style:style style:name="T7" style:family="text">
      <style:text-properties fo:color="#999999" loext:opacity="100%" style:font-name="Calibri" fo:font-size="14.1000003814697pt" fo:font-weight="bold" fo:background-color="transparent" loext:char-shading-value="0" style:font-name-asian="Calibri" style:font-name-complex="Calibri"/>
    </style:style>
    <style:style style:name="T8" style:family="text">
      <style:text-properties fo:color="#999999" loext:opacity="100%" style:font-name="Calibri" fo:font-size="14.1000003814697pt" fo:font-weight="bold" officeooo:rsid="000f9342" fo:background-color="transparent" loext:char-shading-value="0" style:font-name-asian="Calibri" style:font-name-complex="Calibri"/>
    </style:style>
    <style:style style:name="T9" style:family="text">
      <style:text-properties fo:color="#999999" loext:opacity="100%" style:font-name="Calibri" fo:font-size="14.1000003814697pt" fo:font-weight="bold" officeooo:rsid="00137d2a" fo:background-color="transparent" loext:char-shading-value="0" style:font-name-asian="Calibri" style:font-name-complex="Calibri"/>
    </style:style>
    <style:style style:name="T10" style:family="text">
      <style:text-properties fo:color="#999999" loext:opacity="100%" style:font-name="Calibri" fo:font-size="14pt" fo:font-weight="bold" fo:background-color="transparent" loext:char-shading-value="0" style:font-name-asian="Calibri" style:font-name-complex="Calibri"/>
    </style:style>
    <style:style style:name="T11" style:family="text">
      <style:text-properties fo:color="#999999" loext:opacity="100%" style:font-name="Calibri" fo:font-size="14pt" fo:font-weight="bold" officeooo:rsid="000ff1b2" fo:background-color="transparent" loext:char-shading-value="0" style:font-name-asian="Calibri" style:font-name-complex="Calibri"/>
    </style:style>
    <style:style style:name="T12" style:family="text">
      <style:text-properties fo:color="#0000ff" loext:opacity="100%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13" style:family="text">
      <style:text-properties officeooo:rsid="000f9342"/>
    </style:style>
    <style:style style:name="T14" style:family="text">
      <style:text-properties officeooo:rsid="00108fcf"/>
    </style:style>
    <style:style style:name="T15" style:family="text">
      <style:text-properties officeooo:rsid="0011ae4e"/>
    </style:style>
    <style:style style:name="T16" style:family="text">
      <style:text-properties officeooo:rsid="00137d2a"/>
    </style:style>
    <style:style style:name="T17" style:family="text">
      <style:text-properties style:font-name="Verdana" style:font-name-asian="Verdana" style:font-name-complex="Verdana"/>
    </style:style>
    <style:style style:name="T18" style:family="text">
      <style:text-properties style:font-name="Verdana" officeooo:rsid="000f9342" style:font-name-asian="Verdana" style:font-name-complex="Verdana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visible-area-left="0in" draw:visible-area-top="0in" draw:visible-area-width="1.9701in" draw:visible-area-height="1.9701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6862in" svg:y="0.3016in" svg:width="0in" style:rel-width="scale" svg:height="0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2">GridTracker v1.22</text:span><text:span text:style-name="T1">.</text:span><text:span text:style-name="T2">1</text:span><text:span text:style-name="T3">113</text:span><text:span text:style-name="T4"><text:line-break/></text:span><text:span text:style-name="T5">An Amateur Radio Companion</text:span></text:p>
      <text:p text:style-name="P2"><text:span text:style-name="T9">November</text:span><text:span text:style-name="T7"> </text:span><text:span text:style-name="T8">1</text:span><text:span text:style-name="T9">3</text:span><text:span text:style-name="T7">th</text:span><text:span text:style-name="T10">, 202</text:span><text:span text:style-name="T11">2</text:span></text:p>
      <text:p text:style-name="P4"/>
      <text:p text:style-name="P7">General Information</text:p>
      <text:p text:style-name="P5"/>
      <text:p text:style-name="P10"/>
      <text:p text:style-name="P10">We’ve been busy with updates <text:span text:style-name="T16">including</text:span> Internationalization!</text:p>
      <text:p text:style-name="P5"/>
      <text:p text:style-name="P9">As always if you find any bugs or have any suggestions or comments, <text:span text:style-name="T15">w</text:span>e welcome those in our Groups.IO, Discord <text:span text:style-name="T14">and Facebook </text:span>channels. </text:p>
      <text:p text:style-name="P5"/>
      <text:p text:style-name="P8">Changelog</text:p>
      <text:list xml:id="list2667896618" text:style-name="L1">
        <text:list-item>
          <text:p text:style-name="P13">New <text:span text:style-name="T18">Internationalization </text:span><text:span text:style-name="T17">support (Settings → General → Language)</text:span></text:p>
          <text:list>
            <text:list-item>
              <text:p text:style-name="P13"><text:span text:style-name="T17">English, 简体中文, 繁體中文 with German and Spanish in the works</text:span></text:p>
            </text:list-item>
          </text:list>
        </text:list-item>
        <text:list-item>
          <text:p text:style-name="P13">Removed QRT POTA Spots</text:p>
        </text:list-item>
        <text:list-item>
          <text:p text:style-name="P13">CatRotator / PstRotator support</text:p>
          <text:list>
            <text:list-item>
              <text:p text:style-name="P13">Settings → Logging → scroll to bottom to enable</text:p>
            </text:list-item>
            <text:list-item>
              <text:p text:style-name="P13">Right-click callsign in Call Roster to Aim</text:p>
            </text:list-item>
          </text:list>
        </text:list-item>
        <text:list-item>
          <text:p text:style-name="P12"><text:span text:style-name="T16">Improved callsign validation in Call Roster</text:span></text:p>
        </text:list-item>
        <text:list-item>
          <text:p text:style-name="P13">Grid-overlay (Hotkey B) performance boost</text:p>
        </text:list-item>
        <text:list-item>
          <text:p text:style-name="P13">BIGCTY update from October 17th</text:p>
        </text:list-item>
        <text:list-item>
          <text:p text:style-name="P11"><text:span text:style-name="T16">P</text:span>erformance improvements</text:p>
        </text:list-item>
      </text:list>
      <text:p text:style-name="P5"/>
      <text:p text:style-name="P6"/>
      <text:p text:style-name="P5"/>
      <text:p text:style-name="P9">GridTracker is:</text:p>
      <text:p text:style-name="P9">Copyright © 2018-202<text:span text:style-name="T13">2</text:span> by Stephen ‘Tag’ Loomis</text:p>
      <text:p text:style-name="P9">Copyright © 2020-2022 by GridTracker.org</text:p>
      <text:p text:style-name="P9">All rights reserved.</text:p>
      <text:p text:style-name="P5"/>
      <text:p text:style-name="P9">GridTracker uses the OSS compliant BSD 3 Clause License</text:p>
      <text:p text:style-name="P3"><text:span text:style-name="T6">Source code is available at GitLab: </text:span><text:a xlink:type="simple" xlink:href="https://gitlab.com/gridtracker.org/gridtracker" text:style-name="Internet_20_link" text:visited-style-name="Visited_20_Internet_20_Link"><text:span text:style-name="T12">https://gitlab.com/gridtracker.org/gridtracke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3T13:27:21.065000000</dc:date>
    <meta:editing-duration>PT12M48S</meta:editing-duration>
    <meta:editing-cycles>9</meta:editing-cycles>
    <meta:generator>LibreOffice/7.4.1.2$Windows_X86_64 LibreOffice_project/3c58a8f3a960df8bc8fd77b461821e42c061c5f0</meta:generator>
    <meta:document-statistic meta:table-count="0" meta:image-count="0" meta:object-count="1" meta:page-count="1" meta:paragraph-count="22" meta:word-count="152" meta:character-count="958" meta:non-whitespace-character-count="844"/>
  </office:meta>
</office:document-meta>
</file>